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B000000EEB3C0DB04FBEC390D.png" manifest:media-type="image/png"/>
  <manifest:file-entry manifest:full-path="Pictures/100002010000028E000002891A00ABCF2F6226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f4b8" officeooo:paragraph-rsid="0012f4b8"/>
    </style:style>
    <style:style style:name="P2" style:family="paragraph" style:parent-style-name="Standard">
      <style:text-properties officeooo:rsid="00139d17" officeooo:paragraph-rsid="00139d1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0 </text:p>
      <text:p text:style-name="P1"/>
      <text:p text:style-name="P1">FIRSt come First SERVE ( FCFS)</text:p>
      <text:p text:style-name="P1"/>
      <text:p text:style-name="P1"><draw:frame draw:style-name="fr1" draw:name="Image1" text:anchor-type="paragraph" svg:width="6.8126in" svg:height="6.7602in" draw:z-index="0"><draw:image xlink:href="Pictures/100002010000028E000002891A00ABCF2F622689.png" xlink:type="simple" xlink:show="embed" xlink:actuate="onLoad" loext:mime-type="image/x-vclgraphic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</text:p>
      <text:p text:style-name="P2"><draw:frame draw:style-name="fr2" draw:name="Image2" text:anchor-type="paragraph" svg:x="-0.4043in" svg:y="0.5984in" svg:width="4.1146in" svg:height="2.4791in" draw:z-index="1"><draw:image xlink:href="Pictures/100002010000018B000000EEB3C0DB04FBEC390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0:55:57.722359524</meta:creation-date>
    <dc:date>2019-12-02T10:58:29.320248088</dc:date>
    <meta:editing-duration>PT2M34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3" meta:word-count="9" meta:character-count="43" meta:non-whitespace-character-count="36"/>
  </office:meta>
</office:document-meta>
</file>